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4" style:family="table-cell" style:parent-style-name="Default" style:data-style-name="N100">
      <style:table-cell-properties fo:background-color="#fff685" style:text-align-source="fix" style:repeat-content="false" fo:border="0.26pt solid #000000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8" style:family="table-cell" style:parent-style-name="Default" style:data-style-name="N100">
      <style:table-cell-properties fo:background-color="#fff450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RRWA</text:p>
          </table:table-cell>
          <table:table-cell table:style-name="ce2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SUBW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22" office:value-type="string" calcext:value-type="string">
            <text:p>SUB </text:p>
          </table:table-cell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style-name="ce17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25"/>
          <table:table-cell table:style-name="ce8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5"/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PREFIX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5"/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F</text:p>
          </table:table-cell>
          <table:table-cell table:style-name="ce22" office:value-type="string" calcext:value-type="string">
            <text:p>CALLR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number-columns-repeated="2" table:style-name="ce22" office:value-type="string" calcext:value-type="string">
            <text:p>LDF</text:p>
          </table:table-cell>
          <table:table-cell table:style-name="ce22" office:value-type="string" calcext:value-type="string">
            <text:p>LDW</text:p>
          </table:table-cell>
          <table:table-cell table:style-name="ce27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row table:style-name="ro1">
          <table:table-cell table:style-name="ce1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1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1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1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1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11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office:value-type="string" calcext:value-type="string">
            <text:p>LD A,#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LDW X,#IMM16</text:p>
          </table:table-cell>
          <table:table-cell/>
          <table:table-cell office:value-type="string" calcext:value-type="string">
            <text:p>LDW Y,#IMM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00-00-00</text:date>, <text:time style:data-style-name="N2" text:time-value="09:22:41.971967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21T11:45:59.737140204</dc:date>
    <meta:editing-duration>PT20H59M</meta:editing-duration>
    <meta:editing-cycles>32</meta:editing-cycles>
    <meta:generator>LibreOffice/6.0.7.3$Linux_X86_64 LibreOffice_project/00m0$Build-3</meta:generator>
    <meta:document-statistic meta:table-count="2" meta:cell-count="1456" meta:object-count="0"/>
  </office:meta>
</office:document-meta>
</file>